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ejaVu Sans" svg:font-family="'DejaVu Sans'" style:font-family-generic="swiss" style:font-pitch="variable"/>
    <style:font-face style:name="FreeSans"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12cm" fo:text-indent="0cm" style:auto-text-indent="false"/>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justify" style:justify-single-word="false"/>
    </style:style>
    <style:style style:name="P5" style:family="paragraph" style:parent-style-name="Standard">
      <style:paragraph-properties fo:margin-left="0cm" fo:margin-right="0cm" fo:text-align="justify" style:justify-single-word="false" fo:text-indent="3cm" style:auto-text-indent="false"/>
    </style:style>
    <style:style style:name="P6" style:family="paragraph" style:parent-style-name="Standard">
      <style:paragraph-properties fo:margin-left="4.995cm" fo:margin-right="0cm" fo:text-align="justify" style:justify-single-word="false" fo:text-indent="1.249cm" style:auto-text-indent="false"/>
    </style:style>
    <style:style style:name="P7" style:family="paragraph" style:parent-style-name="Standard">
      <style:paragraph-properties fo:margin-left="0cm" fo:margin-right="0cm" fo:text-align="justify" style:justify-single-word="false" fo:text-indent="3cm" style:auto-text-indent="false"/>
      <style:text-properties officeooo:paragraph-rsid="00142549"/>
    </style:style>
    <style:style style:name="P8" style:family="paragraph" style:parent-style-name="Standard">
      <style:paragraph-properties fo:margin-left="7.001cm" fo:margin-right="0cm" fo:text-align="center" style:justify-single-word="false" fo:text-indent="0.005cm" style:auto-text-indent="false"/>
    </style:style>
    <style:style style:name="P9" style:family="paragraph" style:parent-style-name="Standard">
      <style:paragraph-properties fo:margin-left="7.001cm" fo:margin-right="0cm" fo:text-align="center" style:justify-single-word="false" fo:text-indent="0.005cm" style:auto-text-indent="false"/>
      <style:text-properties officeooo:rsid="0015fb82"/>
    </style:style>
    <style:style style:name="P10" style:family="paragraph" style:parent-style-name="Standard">
      <style:paragraph-properties fo:margin-left="7.001cm" fo:margin-right="0cm" fo:text-align="center" style:justify-single-word="false" fo:text-indent="0.005cm" style:auto-text-indent="false"/>
      <style:text-properties officeooo:rsid="0015fb82" officeooo:paragraph-rsid="0015fb82"/>
    </style:style>
    <style:style style:name="P11" style:family="paragraph" style:parent-style-name="Standard">
      <style:paragraph-properties fo:margin-left="7.001cm" fo:margin-right="0cm" fo:text-align="center" style:justify-single-word="false" fo:text-indent="0.005cm" style:auto-text-indent="false"/>
      <style:text-properties officeooo:rsid="00162048" officeooo:paragraph-rsid="00162048"/>
    </style:style>
    <style:style style:name="T1" style:family="text">
      <style:text-properties officeooo:rsid="001316fa"/>
    </style:style>
    <style:style style:name="T2" style:family="text">
      <style:text-properties officeooo:rsid="001425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nta Fe, <text:span text:style-name="T1">15</text:span> de <text:span text:style-name="T1">marzo</text:span> de <text:span text:style-name="T1">2023</text:span></text:p>
      <text:p text:style-name="Standard"/>
      <text:p text:style-name="Standard"/>
      <text:p text:style-name="Standard">Sra. Decana</text:p>
      <text:p text:style-name="Standard">Facultad de Ingeniería y Ciencias Hídricas</text:p>
      <text:p text:style-name="Standard">Dra. Marta Paris</text:p>
      <text:p text:style-name="P2">S<text:tab/>/<text:tab/>D</text:p>
      <text:p text:style-name="P3"/>
      <text:p text:style-name="P7">Me dirijo a Usted a los efectos de elevarle un ejemplar de mi Proyecto Final de Carrera titulado “Plataforma Web para centralización de camas críticas de internación en hospitales de la Provincia de Santa Fe”, dirigido por <text:span text:style-name="T2">Ing. Ricardo Vanoni</text:span> y co-dirigido por <text:span text:style-name="T2">Dra Lucila Romero</text:span> cuya propuesta fuera aprobada en Expte. <text:span text:style-name="T2">FICH-0333227-17</text:span>, solicitándole se me habilite a la evaluación del mismo en exposición pública. Los dos ejemplares adicionales exigidos por el Reglamento vigente serán entregados a la cátedra para su evaluación.</text:p>
      <text:p text:style-name="P5"/>
      <text:p text:style-name="P5">Sin otro particular, lo saluda muy atentamente,</text:p>
      <text:p text:style-name="P4"/>
      <text:p text:style-name="P4"/>
      <text:p text:style-name="P4"/>
      <text:p text:style-name="P4"/>
      <text:p text:style-name="P8">………………………..</text:p>
      <text:p text:style-name="P9">Sebastián Berra</text:p>
      <text:p text:style-name="P10">26072972</text:p>
      <text:p text:style-name="P11">sebasberra@yahoo.com.a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ejaVu Sans" svg:font-family="'DejaVu Sans'" style:font-family-generic="swiss" style:font-pitch="variable"/>
    <style:font-face style:name="FreeSans"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anta Fe, 06 de octubre de 2008</dc:title>
    <meta:initial-creator>intel</meta:initial-creator>
    <meta:creation-date>2010-11-10T17:56:00</meta:creation-date>
    <dc:date>2023-03-15T12:56:06.232676355</dc:date>
    <meta:print-date>2008-10-06T09:30:00</meta:print-date>
    <meta:editing-cycles>9</meta:editing-cycles>
    <meta:editing-duration>PT56M11S</meta:editing-duration>
    <meta:generator>LibreOffice/7.4.3.2$Linux_X86_64 LibreOffice_project/40$Build-2</meta:generator>
    <meta:document-statistic meta:table-count="0" meta:image-count="0" meta:object-count="0" meta:page-count="1" meta:paragraph-count="11" meta:word-count="115" meta:character-count="736" meta:non-whitespace-character-count="632"/>
  </office:meta>
</office:document-meta>
</file>